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padding="0in" fo:border="none"/>
    </style:style>
    <style:style style:name="P4" style:family="paragraph" style:parent-style-name="Standard">
      <style:paragraph-properties fo:padding="0in" fo:border="non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 fo:padding="0in" fo:border="none"/>
      <style:text-properties fo:font-size="12pt" style:font-size-asian="12pt" style:font-size-complex="12pt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text-indent="-0.25in" style:auto-text-indent="false" fo:padding="0in" fo:border="none"/>
    </style:style>
    <style:style style:name="P10" style:family="paragraph" style:parent-style-name="Standard">
      <style:paragraph-properties fo:margin-left="0.5in" fo:margin-right="0in" fo:text-indent="0in" style:auto-text-indent="false" fo:padding="0in" fo:border="non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3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4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666666" style:font-name="Verdana" fo:font-size="10.5pt" fo:background-color="#f5f6f7" loext:char-shading-value="0" style:font-name-asian="Verdana1" style:font-size-asian="10.5pt" style:font-name-complex="Verdana1" style:font-size-complex="10.5pt"/>
    </style:style>
    <style:style style:name="T7" style:family="text">
      <style:text-properties fo:color="#222222" style:font-name="Verdana" fo:font-size="10.5pt" fo:background-color="#f5f6f7" loext:char-shading-value="0" style:font-name-asian="Verdana1" style:font-size-asian="10.5pt" style:font-name-complex="Verdana1" style:font-size-complex="10.5pt"/>
    </style:style>
    <style:style style:name="T8" style:family="text">
      <style:text-properties fo:color="#4070a0" style:font-name="Verdana" fo:font-size="10.5pt" fo:background-color="#f5f6f7" loext:char-shading-value="0" style:font-name-asian="Verdana1" style:font-size-asian="10.5pt" style:font-name-complex="Verdana1" style:font-size-complex="10.5pt"/>
    </style:style>
    <style:style style:name="T9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Task 6 - Налаштування реплікації та перевірка відмовостійкості MongoDB</text:span></text:p>
      <text:p text:style-name="P5"/>
      <text:p text:style-name="P3"><text:span text:style-name="T2">Ознайомтесь з реплікацію даних в MongoDB</text:span></text:p>
      <text:p text:style-name="P3"><text:a xlink:type="simple" xlink:href="http://docs.mongodb.org/manual/core/replication-introduction/" text:style-name="ListLabel_20_19" text:visited-style-name="ListLabel_20_19"><text:span text:style-name="T5">http://docs.mongodb.org/manual/core/replication-introduction/</text:span></text:a></text:p>
      <text:p text:style-name="P4"/>
      <text:p text:style-name="P3"><text:span text:style-name="T1">Завдання:</text:span></text:p>
      <text:list xml:id="list4211342102" text:style-name="WWNum1">
        <text:list-item>
          <text:p text:style-name="P6"><text:span text:style-name="T2">Налаштувати реплікацію в конфігурації: Primary with Two Secondary Members (всі ноди можуть бути запущені як окремі процеси або у Docker контейнерах) - </text:span><text:a xlink:type="simple" xlink:href="http://docs.mongodb.org/manual/core/replica-set-architecture-three-members/" text:style-name="ListLabel_20_19" text:visited-style-name="ListLabel_20_19"><text:span text:style-name="T5">http://docs.mongodb.org/manual/core/replica-set-architecture-three-members/</text:span></text:a><text:span text:style-name="T2"> </text:span></text:p>
          <text:list>
            <text:list-item>
              <text:p text:style-name="P9"><text:span text:style-name="T2">Deploy a Replica Set for Testing and Development- </text:span><text:a xlink:type="simple" xlink:href="http://docs.mongodb.org/manual/tutorial/deploy-replica-set-for-testing/" text:style-name="ListLabel_20_19" text:visited-style-name="ListLabel_20_19"><text:span text:style-name="T5">http://docs.mongodb.org/manual/tutorial/deploy-replica-set-for-testing/</text:span></text:a></text:p>
            </text:list-item>
            <text:list-item>
              <text:p text:style-name="P9"><text:a xlink:type="simple" xlink:href="http://www.tugberkugurlu.com/archive/setting-up-a-mongodb-replica-set-with-docker-and-connecting-to-it-with-a--net-core-app" text:style-name="ListLabel_20_19" text:visited-style-name="ListLabel_20_19"><text:span text:style-name="T5">http://www.tugberkugurlu.com/archive/setting-up-a-mongodb-replica-set-with-docker-and-connecting-to-it-with-a--net-core-app</text:span></text:a><text:span text:style-name="T2"> </text:span></text:p>
            </text:list-item>
          </text:list>
        </text:list-item>
      </text:list>
      <text:p text:style-name="P4"/>
      <text:list xml:id="list111307041051327" text:continue-numbering="true" text:style-name="WWNum1">
        <text:list-item>
          <text:p text:style-name="P6"><text:span text:style-name="T2">Продемонструвати запис даних на </text:span><text:span text:style-name="T4">primary node</text:span><text:span text:style-name="T2"> з різними Write Concern Levels (</text:span><text:a xlink:type="simple" xlink:href="http://docs.mongodb.org/manual/core/write-concern/" text:style-name="ListLabel_20_19" text:visited-style-name="ListLabel_20_19"><text:span text:style-name="T5">http://docs.mongodb.org/manual/core/write-concern/</text:span></text:a><text:span text:style-name="T2">):</text:span></text:p>
          <text:list>
            <text:list-item>
              <text:p text:style-name="P9"><text:span text:style-name="T2">Unacknowledged</text:span></text:p>
            </text:list-item>
            <text:list-item>
              <text:p text:style-name="P9"><text:span text:style-name="T2">Acknowledged</text:span></text:p>
            </text:list-item>
            <text:list-item>
              <text:p text:style-name="P9"><text:span text:style-name="T2">Journaled</text:span></text:p>
            </text:list-item>
            <text:list-item>
              <text:p text:style-name="P9"><text:span text:style-name="T2">AcknowledgedReplica (</text:span><text:a xlink:type="simple" xlink:href="http://docs.mongodb.org/manual/core/replica-set-write-concern/" text:style-name="ListLabel_20_19" text:visited-style-name="ListLabel_20_19"><text:span text:style-name="T5">http://docs.mongodb.org/manual/core/replica-set-write-concern/</text:span></text:a><text:span text:style-name="T2">)</text:span></text:p>
            </text:list-item>
          </text:list>
        </text:list-item>
      </text:list>
      <text:p text:style-name="P1"/>
      <text:list xml:id="list111306942312370" text:continue-numbering="true" text:style-name="WWNum1">
        <text:list-item>
          <text:p text:style-name="P7"><text:span text:style-name="T2">Продемонструвати Read Preference Modes: читання з </text:span><text:span text:style-name="T4">primary </text:span><text:span text:style-name="T2">і </text:span><text:span text:style-name="T4">secondary </text:span><text:span text:style-name="T2">node (</text:span><text:a xlink:type="simple" xlink:href="http://docs.mongodb.org/manual/core/read-preference/" text:style-name="ListLabel_20_19" text:visited-style-name="ListLabel_20_19"><text:span text:style-name="T5">http://docs.mongodb.org/manual/core/read-preference/</text:span></text:a><text:span text:style-name="T2">)</text:span></text:p>
        </text:list-item>
      </text:list>
      <text:p text:style-name="P4"/>
      <text:list xml:id="list111306338133071" text:continue-numbering="true" text:style-name="WWNum1">
        <text:list-item>
          <text:p text:style-name="P6"><text:span text:style-name="T2">Спробувати зробити запис з однією відключеною нодою та </text:span><text:span text:style-name="T4">write concern</text:span><text:span text:style-name="T2"> рівнім 3 та нескінченім таймаутом. Спробувати під час таймаута включити відключену ноду </text:span></text:p>
        </text:list-item>
      </text:list>
      <text:p text:style-name="P10"/>
      <text:list xml:id="list111306426114608" text:continue-numbering="true" text:style-name="WWNum1">
        <text:list-item>
          <text:p text:style-name="P6"><text:span text:style-name="T2">Аналогічно попередньому пункту, але задати скінченний таймаут та дочекатись його закінчення. Перевірити чи данні записались і чи доступні на чиіання з рівнем </text:span><text:span text:style-name="T4">readConcern: “majority”</text:span></text:p>
        </text:list-item>
      </text:list>
      <text:p text:style-name="P4"/>
      <text:list xml:id="list111306585195981" text:continue-numbering="true" text:style-name="WWNum1">
        <text:list-item>
          <text:p text:style-name="P6"><text:span text:style-name="T2">Продемонстрував перевибори primary node в відключивши поточний primary (Replica Set Elections) - </text:span><text:a xlink:type="simple" xlink:href="http://docs.mongodb.org/manual/core/replica-set-elections/" text:style-name="ListLabel_20_19" text:visited-style-name="ListLabel_20_19"><text:span text:style-name="T5">http://docs.mongodb.org/manual/core/replica-set-elections/</text:span></text:a><text:span text:style-name="T2"> <text:s/></text:span></text:p>
          <text:list>
            <text:list-item>
              <text:p text:style-name="P9"><text:span text:style-name="T2">і що після відновлення роботи старої primary на неї реплікуються нові дані, які з'явилися під час її простою</text:span></text:p>
            </text:list-item>
          </text:list>
        </text:list-item>
      </text:list>
      <text:p text:style-name="P1"/>
      <text:list xml:id="list111307438662399" text:continue-numbering="true" text:style-name="WWNum1">
        <text:list-item>
          <text:p text:style-name="P12"><text:soft-page-break/><text:span text:style-name="T2">Привести кластер до неконсистентного стану користуючись моментом часу коли </text:span><text:span text:style-name="T4">primary node</text:span><text:span text:style-name="T2"> не відразу помічає відсутність </text:span><text:span text:style-name="T4">secondary node </text:span></text:p>
          <text:list>
            <text:list-item>
              <text:p text:style-name="P13"><text:span text:style-name="T2">відключити останню </text:span><text:span text:style-name="T4">secondary node </text:span><text:span text:style-name="T2">та протягом 5 сек. на мастері записати значення (з w:1) і перевірити, що воно записалось</text:span></text:p>
            </text:list-item>
            <text:list-item>
              <text:p text:style-name="P13"><text:span text:style-name="T2">спробувати зчитати це значення з різними рівнями </text:span><text:span text:style-name="T4">read concern - </text:span><text:span text:style-name="T6">readConcern:</text:span><text:span text:style-name="T7"> </text:span><text:span text:style-name="T6">{level:</text:span><text:span text:style-name="T7"> </text:span><text:span text:style-name="T6">&lt;</text:span><text:span text:style-name="T8">"majority"</text:span><text:span text:style-name="T6">|</text:span><text:span text:style-name="T8">"local"</text:span><text:span text:style-name="T6">|</text:span><text:span text:style-name="T7"> </text:span><text:span text:style-name="T8">"linearizable"</text:span><text:span text:style-name="T7">&gt;}</text:span></text:p>
            </text:list-item>
            <text:list-item>
              <text:p text:style-name="P13"><text:span text:style-name="T2">включити дві інші ноди таким чином, щоб вони не бачили попереднього мастера (його можна відключити) і дочекатись поки вони оберуть нового мастера </text:span></text:p>
            </text:list-item>
            <text:list-item>
              <text:p text:style-name="P13"><text:span text:style-name="T2">підключити (включити) попередню primary-ноду до кластеру і подивитись, що сталось зі значенням яке було на неї записано</text:span></text:p>
            </text:list-item>
          </text:list>
        </text:list-item>
      </text:list>
      <text:p text:style-name="P4"/>
      <text:list xml:id="list111307069543042" text:continue-numbering="true" text:style-name="WWNum1">
        <text:list-item>
          <text:p text:style-name="P12"><text:span text:style-name="T2">Земулювати eventual consistency за допомогою установки затримки реплікації для репліки </text:span><text:a xlink:type="simple" xlink:href="https://docs.mongodb.com/manual/tutorial/configure-a-delayed-replica-set-member/" text:style-name="ListLabel_20_19" text:visited-style-name="ListLabel_20_19"><text:span text:style-name="T5">https://docs.mongodb.com/manual/tutorial/configure-a-delayed-replica-set-member/</text:span></text:a><text:span text:style-name="T2"> </text:span></text:p>
        </text:list-item>
      </text:list>
      <text:p text:style-name="P4"/>
      <text:list xml:id="list111307558669274" text:continue-numbering="true" text:style-name="WWNum1">
        <text:list-item>
          <text:p text:style-name="P7"><text:span text:style-name="T2">Лишити </text:span><text:span text:style-name="T4">primary</text:span><text:span text:style-name="T2"> та </text:span><text:span text:style-name="T4">secondary</text:span><text:span text:style-name="T2"> <text:s/>для якої налаштована затримка реплікації. Записати декілька значень. Спробувати прочитати значення з </text:span><text:span text:style-name="T6">readConcern:</text:span><text:span text:style-name="T7"> </text:span><text:span text:style-name="T6">{level:</text:span><text:span text:style-name="T7"> "linearizable"}</text:span></text:p>
        </text:list-item>
      </text:list>
      <text:p text:style-name="P11"><text:span text:style-name="T2">Має бути затримка поки значення не реплікуються на більшість нод</text:span></text:p>
      <text:p text:style-name="P4"/>
      <text:p text:style-name="P3"><text:span text:style-name="T2">Опис додаткових команд Replication Reference - <text:s/></text:span><text:a xlink:type="simple" xlink:href="http://docs.mongodb.org/manual/reference/replication/" text:style-name="ListLabel_20_19" text:visited-style-name="ListLabel_20_19"><text:span text:style-name="T5">http://docs.mongodb.org/manual/reference/replication/</text:span></text:a><text:span text:style-name="T2"> </text:span></text:p>
      <text:p text:style-name="P4"/>
      <text:p text:style-name="P4"/>
      <text:p text:style-name="P2"><text:span text:style-name="T9">Вимогу до оформлення протоколу:</text:span></text:p>
      <text:p text:style-name="P2">Завдання здається особисто без протоколу, або надсилається протокол який має містити:</text:p>
      <text:list xml:id="list3198699369" text:style-name="WWNum2">
        <text:list-item>
          <text:p text:style-name="P8">команди та результати їх виконання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333" meta:character-count="2956" meta:non-whitespace-character-count="2662"/>
    <meta:generator>LibreOfficeDev/6.0.5.2$Linux_X86_64 LibreOffice_project/</meta:generator>
  </office:meta>
</office:document-meta>
</file>